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6AB5C7D69B18B2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8953in" draw:z-index="0"><draw:image xlink:href="Pictures/100000000000078000000438D6AB5C7D69B18B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14:16:57.883000000</meta:creation-date>
    <dc:date>2021-11-24T14:17:32.088000000</dc:date>
    <meta:editing-duration>PT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2.2$Windows_X86_64 LibreOffice_project/02b2acce88a210515b4a5bb2e46cbfb63fe97d56</meta:generator>
  </office:meta>
</office:document-meta>
</file>